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tfGenerator.writeRtf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tfGenerator.RtfGenerator( RtfHeader h , Writer 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Generator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